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90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110.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75.51mm"/>
    </style:style>
    <style:style style:name="co15" style:family="table-column">
      <style:table-column-properties fo:break-before="auto" style:column-width="196.43mm"/>
    </style:style>
    <style:style style:name="co16" style:family="table-column">
      <style:table-column-properties fo:break-before="auto" style:column-width="82.06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15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7.64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33.69mm" fo:break-before="auto" style:use-optimal-row-height="true"/>
    </style:style>
    <style:style style:name="ro7" style:family="table-row">
      <style:table-row-properties style:row-height="46.06mm" fo:break-before="auto" style:use-optimal-row-height="true"/>
    </style:style>
    <style:style style:name="ro8" style:family="table-row">
      <style:table-row-properties style:row-height="53.69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18.68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33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rotation-angle="45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ffcc99"/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ce181e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vascript_popmenu.j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eur_de_fichier_div.ph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ffichage_donnees.ph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rge_donnees_presentation.php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arge_donnees_theme_stylesheet-deco_30_1_div.php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ge_de_commande_update_document.php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thentification_utilisateur.php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_gestion_des_plugins_p02.php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aitement_commande.php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alyse des fichier de commande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Default"/>
        <table:table-row table:style-name="ro2">
          <table:table-cell table:style-name="ce2" office:value-type="string" calcext:value-type="string">
            <text:p>Javascript_popmenu.j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ypeEve == 1 (In <text:s/>et 0 pour out)</text:p>
          </table:table-cell>
          <table:table-cell table:style-name="ce3" office:value-type="string" calcext:value-type="string">
            <text:p>Div ou A (+16)</text:p>
          </table:table-cell>
          <table:table-cell table:style-name="ce3" office:value-type="string" calcext:value-type="string">
            <text:p>Obj.MWM_Dossier == 1</text:p>
          </table:table-cell>
          <table:table-cell table:style-name="ce3" office:value-type="string" calcext:value-type="string">
            <text:p>ObjF.MWM_EtatMenu != 0 (menu ouvert)</text:p>
          </table:table-cell>
          <table:table-cell table:style-name="ce3" office:value-type="string" calcext:value-type="string">
            <text:p>ObjF.MWM_AnimPrevue == 1</text:p>
          </table:table-cell>
          <table:table-cell table:style-name="ce3" office:value-type="string" calcext:value-type="string">
            <text:p>ObjF.MWM_Progression &gt; 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6" office:value-type="string" calcext:value-type="string">
            <text:p>Changement sens animation du parent (fermeture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office:value-type="string" calcext:value-type="string">
            <text:p>Nettoyage animation du parent / Changement sens animation du fils (ouverture)</text:p>
          </table:table-cell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 et du fils</text:p>
          </table:table-cell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ce4"/>
        <table:table-column table:style-name="co9" table:number-columns-repeated="6" table:default-cell-style-name="ce4"/>
        <table:table-column table:style-name="co12" table:default-cell-style-name="ce10"/>
        <table:table-row table:style-name="ro2">
          <table:table-cell table:style-name="ce2" office:value-type="string" calcext:value-type="string">
            <text:p>Selecteur_de_fichier_div.php</text:p>
          </table:table-cell>
          <table:table-cell table:number-columns-repeated="2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**réserve**</text:p>
          </table:table-cell>
          <table:table-cell table:style-name="ce3" office:value-type="string" calcext:value-type="string">
            <text:p>Different de « . » &amp; « .. »</text:p>
          </table:table-cell>
          <table:table-cell table:style-name="ce3" office:value-type="string" calcext:value-type="string">
            <text:p>Lien symbolique different de cible</text:p>
          </table:table-cell>
          <table:table-cell table:style-name="ce3" office:value-type="string" calcext:value-type="string">
            <text:p>Is_dir</text:p>
          </table:table-cell>
          <table:table-cell table:style-name="ce3" office:value-type="string" calcext:value-type="string">
            <text:p>Mode Répertoire</text:p>
          </table:table-cell>
          <table:table-cell table:style-name="ce3" office:value-type="string" calcext:value-type="string">
            <text:p>Mode Fichier</text:p>
          </table:table-cell>
          <table:table-cell/>
          <table:table-cell office:value-type="string" calcext:value-type="string">
            <text:p>// type</text:p>
            <text:p>1 special</text:p>
            <text:p>2 repertoire</text:p>
            <text:p>3 lien_repertoire</text:p>
            <text:p>4 fichier</text:p>
            <text:p>5 lien_fichier</text:p>
            <text:p>6 lien_cassé</text:p>
            <text:p>// priorité122334</text:p>
            <text:p/>
          </table:table-cell>
          <table:table-cell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Mode de sélection « répertoire »</text:p>
          </table:table-cell>
          <table:table-cell table:style-name="ce3" office:value-type="string" calcext:value-type="string">
            <text:p>Lien symbolique valide</text:p>
          </table:table-cell>
          <table:table-cell table:style-name="ce3" office:value-type="string" calcext:value-type="string">
            <text:p>Est lien symbolique</text:p>
          </table:table-cell>
          <table:table-cell table:style-name="ce3" office:value-type="string" calcext:value-type="string">
            <text:p>Est répertoire</text:p>
          </table:table-cell>
          <table:table-cell table:style-name="ce3" office:value-type="string" calcext:value-type="string">
            <text:p>Est fichi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9"/>
          <table:table-cell table:formula="of:=SUM([.N5:.S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style-name="ce7" table:formula="of:=SUM([.N6:.S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ichier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7:.S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formula="of:=SUM([.N8:.S8])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9:.S9])" office:value-type="float" office:value="4" calcext:value-type="float">
            <text:p>4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0:.S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cassé vers fichier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style-name="ce7" table:formula="of:=SUM([.N11:.S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2:.S12])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13:.S13])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4:.S14])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5:.S15])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6:.S16])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17:.S17])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8:.S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vers fichier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19:.S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0:.S20])" office:value-type="float" office:value="15" calcext:value-type="float">
            <text:p>1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21:.S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2:.S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style-name="ce7" table:formula="of:=SUM([.N23:.S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4:.S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25:.S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6:.S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27:.S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8:.S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29:.S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0:.S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1:.S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2:.S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33:.S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4:.S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35:.S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6:.S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/>
          <table:table-cell table:formula="of:=SUM([.N37:.S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8:.S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9:.S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0:.S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1:.S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2:.S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3:.S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4:.S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45:.S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6:.S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7:.S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8:.S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9:.S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0:.S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1:.S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2:.S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53:.S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4:.S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formula="of:=SUM([.N55:.S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6:.S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57:.S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9:.S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0:.S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61:.S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2:.S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3:.S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4:.S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65:.S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7:.S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8:.S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3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Affichage_donnees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5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rowspan existe</text:p>
          </table:table-cell>
          <table:table-cell table:style-name="ce3" office:value-type="string" calcext:value-type="string">
            <text:p>colspan exis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cune modification a faire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odiciation de la chaine pour ajouter le ROWSPA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 + ROWSPAN</text:p>
          </table:table-cell>
        </table:table-row>
      </table:table>
      <table:table table:name="4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charge_donnees_presentation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$presentation_selection != 0</text:p>
          </table:table-cell>
          <table:table-cell table:style-name="ce3" office:value-type="string" calcext:value-type="string">
            <text:p>isset($user['pres_id'])</text:p>
          </table:table-cell>
          <table:table-cell table:style-name="ce3" office:value-type="string" calcext:value-type="string">
            <text:p>Valeur par défau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par défaut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100" calcext:value-type="float">
            <text:p>10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110" calcext:value-type="float">
            <text:p>11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s en compte la préférence exprimée de l'utilisateur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1000" calcext:value-type="float">
            <text:p>10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1010" calcext:value-type="float">
            <text:p>10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demandée par le si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1100" calcext:value-type="float">
            <text:p>11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1110" calcext:value-type="float">
            <text:p>11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thème demandée par le site</text:p>
          </table:table-cell>
        </table:table-row>
      </table:table>
      <table:table table:name="5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 calcext:value-type="string">
            <text:p>charge_donnees_theme_stylesheet-deco_30_1_div.php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strlen($p['deco_background_url']) != 0</text:p>
          </table:table-cell>
          <table:table-cell table:style-name="ce3" office:value-type="string" calcext:value-type="string">
            <text:p>strlen($p['deco_background_color']) != 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a couleur au fo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ssigne l'image de fond du sit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'image de fond du site</text:p>
          </table:table-cell>
          <table:table-cell table:number-columns-repeated="1014"/>
        </table:table-row>
      </table:table>
      <table:table table:name="7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ce12"/>
        <table:table-column table:style-name="co15" table:default-cell-style-name="Default"/>
        <table:table-row table:style-name="ro2">
          <table:table-cell table:style-name="ce2" office:value-type="string" calcext:value-type="string">
            <text:p>Authentification_utilisateur.php</text:p>
          </table:table-cell>
          <table:table-cell table:number-columns-repeated="2"/>
          <table:table-cell table:style-name="ce1"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Login correct</text:p>
          </table:table-cell>
          <table:table-cell table:style-name="ce3" office:value-type="string" calcext:value-type="string">
            <text:p>Login incorect</text:p>
          </table:table-cell>
          <table:table-cell table:style-name="ce3" office:value-type="string" calcext:value-type="string">
            <text:p>$_REQUEST['mod_auth_demande_connexion']</text:p>
          </table:table-cell>
          <table:table-cell table:style-name="ce3" office:value-type="string" calcext:value-type="string">
            <text:p>isset($_REQUEST['da_user_pass'])</text:p>
          </table:table-cell>
          <table:table-cell table:style-name="ce3" office:value-type="string" calcext:value-type="string">
            <text:p><text:s/>isset($_REQUEST['da_user_login'])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</table:table>
      <table:table table:name="8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6" table:default-cell-style-name="Default"/>
        <table:table-row table:style-name="ro2">
          <table:table-cell table:style-name="ce2" office:value-type="string" calcext:value-type="string">
            <text:p>uni_gestion_des_plugins_p02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9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$pv['compte_err'] != 0</text:p>
          </table:table-cell>
          <table:table-cell table:style-name="ce3" office:value-type="string" calcext:value-type="string">
            <text:p>$pv['compte_ok'] != 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chec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rreur</text:p>
          </table:table-cell>
        </table:table-row>
      </table:table>
      <table:table table:name="6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7" table:default-cell-style-name="Default"/>
        <table:table-row table:style-name="ro2">
          <table:table-cell table:style-name="ce2" office:value-type="string" calcext:value-type="string">
            <text:p>forge_de_commande_update_document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0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rouve « \n »</text:p>
          </table:table-cell>
          <table:table-cell table:style-name="ce3" office:value-type="string" calcext:value-type="string">
            <text:p>Trouve « */ »</text:p>
          </table:table-cell>
          <table:table-cell table:style-name="ce3" office:value-type="string" calcext:value-type="string">
            <text:p>Trouve « /* »</text:p>
          </table:table-cell>
          <table:table-cell table:style-name="ce3" office:value-type="string" calcext:value-type="string">
            <text:p>Trouve « // »</text:p>
          </table:table-cell>
          <table:table-cell table:style-name="ce3" office:value-type="string" calcext:value-type="string">
            <text:p>$pv['acm_cm']</text:p>
          </table:table-cell>
          <table:table-cell table:style-name="ce3" office:value-type="string" calcext:value-type="string">
            <text:p>$pv['acm_c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« // » Trouvé ; on passe en mode Commentaire Simple ($pv['acm_cs']=1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« /* » Trouvé ; on passe en mode Commentaire Multiligne ($pv['acm_cm']=1)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2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« */ » Trouvé ; on passe en mode normal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« \n » Trouvé ; on passe en mode normal (on était en commentaire simple)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9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traitement_commande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1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N'a pas trouvé « ; »</text:p>
          </table:table-cell>
          <table:table-cell table:style-name="ce3" office:value-type="string" calcext:value-type="string">
            <text:p>N'a pas trouvé « '' »</text:p>
          </table:table-cell>
          <table:table-cell table:style-name="ce3" office:value-type="string" calcext:value-type="string">
            <text:p>N'a pas trouvé « ' »</text:p>
          </table:table-cell>
          <table:table-cell table:style-name="ce3" office:value-type="string" calcext:value-type="string">
            <text:p>$pv['acm_gd']</text:p>
          </table:table-cell>
          <table:table-cell table:style-name="ce3" office:value-type="string" calcext:value-type="string">
            <text:p>$pv['acm_g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. Recopie le contenu. Teste si fin de commande. PF+1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0" table:style-name="ta1">
        <table:table-column table:style-name="co5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row table:style-name="ro1">
          <table:table-cell table:number-columns-repeated="11"/>
        </table:table-row>
        <table:table-row table:style-name="ro12">
          <table:table-cell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3">
          <table:table-cell/>
          <table:table-cell table:style-name="ce14"/>
          <table:table-cell table:style-name="ce15" office:value-type="string" calcext:value-type="string">
            <text:p>Motif</text:p>
          </table:table-cell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\n</text:p>
          </table:table-cell>
          <table:table-cell table:style-name="ce15" office:value-type="string" calcext:value-type="string">
            <text:p>/*</text:p>
          </table:table-cell>
          <table:table-cell table:style-name="ce15" office:value-type="string" calcext:value-type="string">
            <text:p>*/</text:p>
          </table:table-cell>
          <table:table-cell table:style-name="ce15" office:value-type="string" calcext:value-type="string">
            <text:p>quote</text:p>
          </table:table-cell>
          <table:table-cell table:style-name="ce15" office:value-type="string" calcext:value-type="string">
            <text:p>D quote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EOF</text:p>
          </table:table-cell>
        </table:table-row>
        <table:table-row table:style-name="ro13">
          <table:table-cell table:style-name="ce13" office:value-type="string" calcext:value-type="string" table:number-columns-spanned="1" table:number-rows-spanned="5">
            <text:p>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ode initial</text:p>
          </table:table-cell>
          <table:table-cell table:style-name="ce14" office:value-type="string" calcext:value-type="string">
            <text:p>Décalre le mode </text:p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commentaire </text:p>
            <text:p>Multiligne</text:p>
          </table:table-cell>
          <table:table-cell table:style-name="ce14" office:value-type="string" calcext:value-type="string">
            <text:p>Erreur</text:p>
          </table:table-cell>
          <table:table-cell table:style-name="ce14" office:value-type="string" calcext:value-type="string">
            <text:p>Décalre le mode </text:p>
            <text:p>Citation1</text:p>
          </table:table-cell>
          <table:table-cell table:style-name="ce14" office:value-type="string" calcext:value-type="string">
            <text:p>Décalre le mode </text:p>
            <text:p>Citation2</text:p>
          </table:table-cell>
          <table:table-cell table:style-name="ce14" office:value-type="string" calcext:value-type="string">
            <text:p>Routine fin </text:p>
            <text:p>De commande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lare le mode</text:p>
            <text:p>Itnital. Modifie </text:p>
            <text:p>Les pointeurs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ommentaire </text:p>
            <text:p>Multiligne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Itnital. Modifie </text:p>
            <text:p>Les pointeurs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itation1</text:p>
          </table:table-cell>
          <table:table-cell table:number-columns-repeated="4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number-columns-repeated="2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itation2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fin de commande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Stocke dans le tableau la commande </text:p>
            <text:p>sans les commentaire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de fin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Analyse de l'expression restante.</text:p>
            <text:p>Si rien → fin d'analyse</text:p>
            <text:p>Si qqchose → erreur « ; » manquant</text:p>
          </table:table-cell>
          <table:table-cell table:number-columns-repeated="9"/>
        </table:table-row>
      </table:table>
      <table:table table:name="11" table:style-name="ta1">
        <table:table-column table:style-name="co5" table:number-columns-repeated="2" table:default-cell-style-name="Default"/>
        <table:table-column table:style-name="co18" table:default-cell-style-name="ce1"/>
        <table:table-column table:style-name="co18" table:number-columns-repeated="6" table:default-cell-style-name="ce4"/>
        <table:table-column table:style-name="co20" table:default-cell-style-name="Default"/>
        <table:table-row table:style-name="ro2">
          <table:table-cell table:style-name="ce2" office:value-type="string" calcext:value-type="string">
            <text:p>Processus authentification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Authentification form posted</text:p>
          </table:table-cell>
          <table:table-cell table:style-name="ce3" office:value-type="string" calcext:value-type="string">
            <text:p>URI sw=x</text:p>
          </table:table-cell>
          <table:table-cell table:style-name="ce3" office:value-type="string" calcext:value-type="string">
            <text:p>Active Session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set session (anonymous user)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ontrôle session, Authentification mode = sessio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1:37:44.709682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11:48.935543207</meta:creation-date>
    <dc:date>2020-09-16T13:00:03.640644317</dc:date>
    <meta:editing-duration>PT6H52M45S</meta:editing-duration>
    <meta:editing-cycles>36</meta:editing-cycles>
    <meta:generator>LibreOffice/6.1.5.2$Linux_X86_64 LibreOffice_project/10$Build-2</meta:generator>
    <meta:document-statistic meta:table-count="12" meta:cell-count="1767" meta:object-count="0"/>
  </office:meta>
</office:document-meta>
</file>